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983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2.898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23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3854in"/>
    </style:style>
    <style:style style:name="co21" style:family="table-column">
      <style:table-column-properties fo:break-before="auto" style:column-width="0.4181in"/>
    </style:style>
    <style:style style:name="co22" style:family="table-column">
      <style:table-column-properties fo:break-before="auto" style:column-width="0.4717in"/>
    </style:style>
    <style:style style:name="co23" style:family="table-column">
      <style:table-column-properties fo:break-before="auto" style:column-width="0.6138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ce6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style:font-name="Liberation Sans" fo:font-size="10pt" fo:language="en" fo:country="US" style:font-name-asian="WenQuanYi Micro Hei" style:font-size-asian="10pt" style:language-asian="zh" style:country-asian="CN" style:font-name-complex="Lohit Hindi" style:font-size-complex="10pt" style:language-complex="hi" style:country-complex="IN"/>
    </style:style>
  </office:automatic-styles>
  <office:body>
    <office:spreadsheet>
      <table:table table:name="tbull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7" table:default-cell-style-name="ce2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ce1"/>
        <table:table-column table:style-name="co14" table:default-cell-style-name="ce1"/>
        <table:table-column table:style-name="co4" table:default-cell-style-name="Default"/>
        <table:table-column table:style-name="co15" table:default-cell-style-name="Default"/>
        <table:table-column table:style-name="co15" table:default-cell-style-name="ce1"/>
        <table:table-column table:style-name="co16" table:default-cell-style-name="Default"/>
        <table:table-column table:style-name="co16" table:default-cell-style-name="ce1"/>
        <table:table-column table:style-name="co15" table:default-cell-style-name="Default"/>
        <table:table-column table:style-name="co10" table:number-columns-repeated="3" table:default-cell-style-name="Default"/>
        <table:table-column table:style-name="co17" table:number-columns-repeated="2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15" table:default-cell-style-name="ce1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lifex</text:p>
          </table:table-cell>
          <table:table-cell office:value-type="string">
            <text:p>spdx</text:p>
          </table:table-cell>
          <table:table-cell office:value-type="string">
            <text:p>spdM</text:p>
          </table:table-cell>
          <table:table-cell office:value-type="string">
            <text:p>rangeM</text:p>
          </table:table-cell>
          <table:table-cell office:value-type="string">
            <text:p>speed</text:p>
          </table:table-cell>
          <table:table-cell office:value-type="string">
            <text:p>range</text:p>
          </table:table-cell>
          <table:table-cell table:style-name="ce6" office:value-type="string">
            <text:p>model</text:p>
          </table:table-cell>
          <table:table-cell table:style-name="ce6"/>
          <table:table-cell table:style-name="ce6" office:value-type="string">
            <text:p>rot x</text:p>
          </table:table-cell>
          <table:table-cell table:style-name="ce6" office:value-type="string">
            <text:p>rot y</text:p>
          </table:table-cell>
          <table:table-cell table:style-name="ce6" office:value-type="string">
            <text:p>rot z</text:p>
          </table:table-cell>
          <table:table-cell table:style-name="ce6" table:number-columns-repeated="2"/>
          <table:table-cell table:style-name="ce7" office:value-type="string">
            <text:p>SHIELD</text:p>
          </table:table-cell>
          <table:table-cell table:style-name="ce7" office:value-type="string">
            <text:p>ENERGY</text:p>
          </table:table-cell>
          <table:table-cell table:style-name="ce6"/>
          <table:table-cell table:style-name="ce6" office:value-type="string">
            <text:p>lifeX</text:p>
          </table:table-cell>
          <table:table-cell table:style-name="ce7" office:value-type="string">
            <text:p>LIFE</text:p>
          </table:table-cell>
          <table:table-cell table:style-name="ce7" office:value-type="string">
            <text:p>spdX</text:p>
          </table:table-cell>
          <table:table-cell table:style-name="ce7" office:value-type="string">
            <text:p>SPEED</text:p>
          </table:table-cell>
          <table:table-cell table:style-name="ce6" office:value-type="string">
            <text:p>FLAGS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w</text:p>
          </table:table-cell>
          <table:table-cell table:style-name="ce6" office:value-type="string">
            <text:p>h</text:p>
          </table:table-cell>
          <table:table-cell table:style-name="ce6" office:value-type="string">
            <text:p>l</text:p>
          </table:table-cell>
          <table:table-cell table:style-name="ce6" office:value-type="string">
            <text:p>trail</text:p>
          </table:table-cell>
          <table:table-cell table:style-name="ce6" office:value-type="string">
            <text:p>impact</text:p>
          </table:table-cell>
          <table:table-cell table:style-name="ce6" office:value-type="string">
            <text:p>launch</text:p>
          </table:table-cell>
          <table:table-cell table:style-name="ce7" office:value-type="string">
            <text:p>HULL</text:p>
          </table:table-cell>
          <table:table-cell table:style-name="ce6" table:number-columns-repeated="4"/>
          <table:table-cell table:style-name="ce6" office:value-type="string">
            <text:p>delay</text:p>
          </table:table-cell>
          <table:table-cell table:style-name="ce6" office:value-type="string">
            <text:p>spd %</text:p>
          </table:table-cell>
          <table:table-cell table:style-name="ce6" office:value-type="string">
            <text:p>spd ms</text:p>
          </table:table-cell>
          <table:table-cell table:style-name="ce6" office:value-type="string">
            <text:p>wep drain</text:p>
          </table:table-cell>
          <table:table-cell table:style-name="ce6" office:value-type="string">
            <text:p>dot en</text:p>
          </table:table-cell>
          <table:table-cell table:style-name="ce6" office:value-type="string">
            <text:p>dot ms</text:p>
          </table:table-cell>
          <table:table-cell table:style-name="ce6" office:value-type="string">
            <text:p>frag id</text:p>
          </table:table-cell>
          <table:table-cell table:style-name="ce6" office:value-type="string">
            <text:p>frag #</text:p>
          </table:table-cell>
          <table:table-cell table:style-name="ce6" office:value-type="string">
            <text:p>chrg dam</text:p>
          </table:table-cell>
          <table:table-cell table:style-name="ce6" office:value-type="string">
            <text:p>chrg size</text:p>
          </table:table-cell>
          <table:table-cell table:style-name="ce7" office:value-type="string">
            <text:p>oos sh</text:p>
          </table:table-cell>
          <table:table-cell table:style-name="ce7" office:value-type="string">
            <text:p>oos hull</text:p>
          </table:table-cell>
          <table:table-cell table:style-name="ce6" office:value-type="string">
            <text:p>ammo</text:p>
          </table:table-cell>
          <table:table-cell table:number-columns-repeated="9"/>
        </table:table-row>
        <table:table-row table:style-name="ro2" table:visibility="collapse">
          <table:table-cell office:value-type="float" office:value="0">
            <text:p>0</text:p>
          </table:table-cell>
          <table:table-cell table:formula="of:=[.A2]+1" office:value-type="float" office:value="1">
            <text:p>1</text:p>
          </table:table-cell>
          <table:table-cell table:formula="of:=[.B2]+1" office:value-type="float" office:value="2">
            <text:p>2</text:p>
          </table:table-cell>
          <table:table-cell table:formula="of:=[.C2]+1" office:value-type="float" office:value="3">
            <text:p>3</text:p>
          </table:table-cell>
          <table:table-cell table:style-name="Default" table:formula="of:=[.D2]+1" office:value-type="float" office:value="4">
            <text:p>4</text:p>
          </table:table-cell>
          <table:table-cell table:style-name="Default" table:formula="of:=[.E2]+1" office:value-type="float" office:value="5">
            <text:p>5</text:p>
          </table:table-cell>
          <table:table-cell table:style-name="Default" table:formula="of:=[.F2]+1" office:value-type="float" office:value="6">
            <text:p>6</text:p>
          </table:table-cell>
          <table:table-cell table:style-name="Default" table:formula="of:=[.G2]+1" office:value-type="float" office:value="7">
            <text:p>7</text:p>
          </table:table-cell>
          <table:table-cell table:formula="of:=[.H2]+1" office:value-type="float" office:value="8">
            <text:p>8</text:p>
          </table:table-cell>
          <table:table-cell table:formula="of:=[.I2]+1" office:value-type="float" office:value="9">
            <text:p>9</text:p>
          </table:table-cell>
          <table:table-cell table:formula="of:=[.J2]+1" office:value-type="float" office:value="10">
            <text:p>10</text:p>
          </table:table-cell>
          <table:table-cell table:formula="of:=[.K2]+1" office:value-type="float" office:value="11">
            <text:p>11</text:p>
          </table:table-cell>
          <table:table-cell table:formula="of:=[.L2]+1" office:value-type="float" office:value="12">
            <text:p>12</text:p>
          </table:table-cell>
          <table:table-cell table:formula="of:=[.M2]+1" office:value-type="float" office:value="13">
            <text:p>13</text:p>
          </table:table-cell>
          <table:table-cell table:formula="of:=[.N2]+1" office:value-type="float" office:value="14">
            <text:p>14</text:p>
          </table:table-cell>
          <table:table-cell table:style-name="Default" table:formula="of:=[.O2]+1" office:value-type="float" office:value="15">
            <text:p>15</text:p>
          </table:table-cell>
          <table:table-cell table:style-name="Default" table:formula="of:=[.P2]+1" office:value-type="float" office:value="16">
            <text:p>16</text:p>
          </table:table-cell>
          <table:table-cell table:formula="of:=[.Q2]+1" office:value-type="float" office:value="17">
            <text:p>17</text:p>
          </table:table-cell>
          <table:table-cell table:formula="of:=[.R2]+1" office:value-type="float" office:value="18">
            <text:p>18</text:p>
          </table:table-cell>
          <table:table-cell table:style-name="Default" table:formula="of:=[.S2]+1" office:value-type="float" office:value="19">
            <text:p>19</text:p>
          </table:table-cell>
          <table:table-cell table:formula="of:=[.T2]+1" office:value-type="float" office:value="20">
            <text:p>20</text:p>
          </table:table-cell>
          <table:table-cell table:style-name="Default" table:formula="of:=[.U2]+1" office:value-type="float" office:value="21">
            <text:p>21</text:p>
          </table:table-cell>
          <table:table-cell table:formula="of:=[.V2]+1" office:value-type="float" office:value="22">
            <text:p>22</text:p>
          </table:table-cell>
          <table:table-cell table:formula="of:=[.W2]+1" office:value-type="float" office:value="23">
            <text:p>23</text:p>
          </table:table-cell>
          <table:table-cell table:formula="of:=[.X2]+1" office:value-type="float" office:value="24">
            <text:p>24</text:p>
          </table:table-cell>
          <table:table-cell table:formula="of:=[.Y2]+1" office:value-type="float" office:value="25">
            <text:p>25</text:p>
          </table:table-cell>
          <table:table-cell table:formula="of:=[.Z2]+1" office:value-type="float" office:value="26">
            <text:p>26</text:p>
          </table:table-cell>
          <table:table-cell table:formula="of:=[.AA2]+1" office:value-type="float" office:value="27">
            <text:p>27</text:p>
          </table:table-cell>
          <table:table-cell table:formula="of:=[.AB2]+1" office:value-type="float" office:value="28">
            <text:p>28</text:p>
          </table:table-cell>
          <table:table-cell table:formula="of:=[.AC2]+1" office:value-type="float" office:value="29">
            <text:p>29</text:p>
          </table:table-cell>
          <table:table-cell table:formula="of:=[.AD2]+1" office:value-type="float" office:value="30">
            <text:p>30</text:p>
          </table:table-cell>
          <table:table-cell table:formula="of:=[.AE2]+1" office:value-type="float" office:value="31">
            <text:p>31</text:p>
          </table:table-cell>
          <table:table-cell table:style-name="Default" table:formula="of:=[.AF2]+1" office:value-type="float" office:value="32">
            <text:p>32</text:p>
          </table:table-cell>
          <table:table-cell table:formula="of:=[.AG2]+1" office:value-type="float" office:value="33">
            <text:p>33</text:p>
          </table:table-cell>
          <table:table-cell table:formula="of:=[.AH2]+1" office:value-type="float" office:value="34">
            <text:p>34</text:p>
          </table:table-cell>
          <table:table-cell table:formula="of:=[.AI2]+1" office:value-type="float" office:value="35">
            <text:p>35</text:p>
          </table:table-cell>
          <table:table-cell table:formula="of:=[.AJ2]+1" office:value-type="float" office:value="36">
            <text:p>36</text:p>
          </table:table-cell>
          <table:table-cell table:formula="of:=[.AK2]+1" office:value-type="float" office:value="37">
            <text:p>37</text:p>
          </table:table-cell>
          <table:table-cell table:formula="of:=[.AL2]+1" office:value-type="float" office:value="38">
            <text:p>38</text:p>
          </table:table-cell>
          <table:table-cell table:formula="of:=[.AM2]+1" office:value-type="float" office:value="39">
            <text:p>39</text:p>
          </table:table-cell>
          <table:table-cell table:formula="of:=[.AN2]+1" office:value-type="float" office:value="40">
            <text:p>40</text:p>
          </table:table-cell>
          <table:table-cell table:formula="of:=[.AO2]+1" office:value-type="float" office:value="41">
            <text:p>41</text:p>
          </table:table-cell>
          <table:table-cell table:formula="of:=[.AP2]+1" office:value-type="float" office:value="42">
            <text:p>42</text:p>
          </table:table-cell>
          <table:table-cell table:formula="of:=[.AQ2]+1" office:value-type="float" office:value="43">
            <text:p>43</text:p>
          </table:table-cell>
          <table:table-cell table:formula="of:=[.AR2]+1" office:value-type="float" office:value="44">
            <text:p>44</text:p>
          </table:table-cell>
          <table:table-cell table:formula="of:=[.AS2]+1" office:value-type="float" office:value="45">
            <text:p>45</text:p>
          </table:table-cell>
          <table:table-cell table:formula="of:=[.AT2]+1" office:value-type="float" office:value="46">
            <text:p>46</text:p>
          </table:table-cell>
          <table:table-cell table:formula="of:=[.AU2]+1" office:value-type="float" office:value="47">
            <text:p>47</text:p>
          </table:table-cell>
          <table:table-cell table:formula="of:=[.AV2]+1" office:value-type="float" office:value="48">
            <text:p>48</text:p>
          </table:table-cell>
          <table:table-cell table:formula="of:=[.AW2]+1" office:value-type="float" office:value="49">
            <text:p>49</text:p>
          </table:table-cell>
          <table:table-cell table:number-columns-repeated="9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7"/>
          <table:table-cell office:value-type="string">
            <text:p>// Created with X3 Editor 2 (2.0.22.0)</text:p>
          </table:table-cell>
          <table:table-cell table:number-columns-repeated="50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7"/>
          <table:table-cell office:value-type="string">
            <text:p>// Plugin T File Editor (1.1.17.0)</text:p>
          </table:table-cell>
          <table:table-cell table:number-columns-repeated="50"/>
        </table:table-row>
        <table:table-row table:style-name="ro2" table:visibility="collapse">
          <table:table-cell office:value-type="float" office:value="3">
            <text:p>3</text:p>
          </table:table-cell>
          <table:table-cell table:number-columns-repeated="7"/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9"/>
        </table:table-row>
        <table:table-row table:style-name="ro3">
          <table:table-cell office:value-type="float" office:value="28">
            <text:p>28</text:p>
          </table:table-cell>
          <table:table-cell table:formula="of:=[.BG6]" office:value-type="string" office:string-value="SS_BULLET_PSP">
            <text:p>SS_BULLET_PSP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6]/500" office:value-type="float" office:value="642">
            <text:p>642</text:p>
          </table:table-cell>
          <table:table-cell table:style-name="ce4" table:formula="of:=[.U6]/500*[.S6]/1000" office:value-type="float" office:value="6420">
            <text:p>6,420</text:p>
          </table:table-cell>
          <table:table-cell table:formula="of:=[.V6]/500" office:value-type="float" office:value="321">
            <text:p>321</text:p>
          </table:table-cell>
          <table:table-cell table:formula="of:=[.V6]/500*[.T6]/1000" office:value-type="float" office:value="6420">
            <text:p>6,420</text:p>
          </table:table-cell>
          <table:table-cell office:value-type="string">
            <text:p>effects\weapons\bullet_PointSing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52310">
            <text:p>252310</text:p>
          </table:table-cell>
          <table:table-cell office:value-type="float" office:value="2500">
            <text:p>2500</text:p>
          </table:table-cell>
          <table:table-cell office:value-type="float" office:value="909">
            <text:p>909</text:p>
          </table:table-cell>
          <table:table-cell table:style-name="ce8" table:formula="of:=ROUNDDOWN([.T6]*[.C6];0)"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table:formula="of:=ROUNDDOWN([.V6]*[.D6];0)" office:value-type="float" office:value="321000">
            <text:p>321000</text:p>
          </table:table-cell>
          <table:table-cell office:value-type="float" office:value="160500">
            <text:p>160500</text:p>
          </table:table-cell>
          <table:table-cell office:value-type="float" office:value="8448">
            <text:p>844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95812">
            <text:p>9581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00">
            <text:p>5000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8192">
            <text:p>68192</text:p>
          </table:table-cell>
          <table:table-cell office:value-type="float" office:value="25895">
            <text:p>2589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SP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BG7]" office:value-type="string" office:string-value="SS_BULLET_GAUSS">
            <text:p>SS_BULLET_GAUSS</text:p>
          </table:table-cell>
          <table:table-cell office:value-type="float" office:value="0.51">
            <text:p>0.51</text:p>
          </table:table-cell>
          <table:table-cell office:value-type="float" office:value="2">
            <text:p>2</text:p>
          </table:table-cell>
          <table:table-cell table:style-name="ce2" table:formula="of:=[.U7]/500" office:value-type="float" office:value="706">
            <text:p>706</text:p>
          </table:table-cell>
          <table:table-cell table:style-name="ce4" table:formula="of:=[.U7]/500*[.S7]/1000" office:value-type="float" office:value="4881.99">
            <text:p>4,882</text:p>
          </table:table-cell>
          <table:table-cell table:formula="of:=[.V7]/500" office:value-type="float" office:value="353">
            <text:p>353</text:p>
          </table:table-cell>
          <table:table-cell table:formula="of:=[.V7]/500*[.T7]/1000" office:value-type="float" office:value="4786.68">
            <text:p>4,787</text:p>
          </table:table-cell>
          <table:table-cell office:value-type="string">
            <text:p>effects\weapons\bullet_GaussCannon</text:p>
          </table:table-cell>
          <table:table-cell table:number-columns-repeated="3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8540">
            <text:p>28540</text:p>
          </table:table-cell>
          <table:table-cell office:value-type="float" office:value="86">
            <text:p>86</text:p>
          </table:table-cell>
          <table:table-cell office:value-type="float" office:value="909">
            <text:p>909</text:p>
          </table:table-cell>
          <table:table-cell table:style-name="ce8" table:formula="of:=ROUNDDOWN([.T7]*[.C7];0)" office:value-type="float" office:value="6915">
            <text:p>6915</text:p>
          </table:table-cell>
          <table:table-cell office:value-type="float" office:value="13560">
            <text:p>13560</text:p>
          </table:table-cell>
          <table:table-cell table:formula="of:=ROUNDDOWN([.V7]*[.D7];0)" office:value-type="float" office:value="353000">
            <text:p>353000</text:p>
          </table:table-cell>
          <table:table-cell office:value-type="float" office:value="176500">
            <text:p>1765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2130">
            <text:p>1213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table:number-columns-repeated="9" office:value-type="float" office:value="0">
            <text:p>0</text:p>
          </table:table-cell>
          <table:table-cell office:value-type="float" office:value="6130">
            <text:p>6130</text:p>
          </table:table-cell>
          <table:table-cell office:value-type="float" office:value="2605">
            <text:p>2605</text:p>
          </table:table-cell>
          <table:table-cell office:value-type="float" office:value="94">
            <text:p>94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GAUSS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BG8]" office:value-type="string" office:string-value="SS_BULLET_PPC">
            <text:p>SS_BULLET_PPC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8]/500" office:value-type="float" office:value="666">
            <text:p>666</text:p>
          </table:table-cell>
          <table:table-cell table:style-name="ce4" table:formula="of:=[.U8]/500*[.S8]/1000" office:value-type="float" office:value="6623.37">
            <text:p>6,623</text:p>
          </table:table-cell>
          <table:table-cell table:formula="of:=[.V8]/500" office:value-type="float" office:value="333">
            <text:p>333</text:p>
          </table:table-cell>
          <table:table-cell table:formula="of:=[.V8]/500*[.T8]/1000" office:value-type="float" office:value="6623.37">
            <text:p>6,623</text:p>
          </table:table-cell>
          <table:table-cell office:value-type="float" office:value="518">
            <text:p>51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63778">
            <text:p>63778</text:p>
          </table:table-cell>
          <table:table-cell office:value-type="float" office:value="576">
            <text:p>576</text:p>
          </table:table-cell>
          <table:table-cell office:value-type="float" office:value="909">
            <text:p>909</text:p>
          </table:table-cell>
          <table:table-cell table:style-name="ce8" table:formula="of:=ROUNDDOWN([.T8]*[.C8];0)" office:value-type="float" office:value="9945">
            <text:p>9945</text:p>
          </table:table-cell>
          <table:table-cell office:value-type="float" office:value="19890">
            <text:p>19890</text:p>
          </table:table-cell>
          <table:table-cell table:formula="of:=ROUNDDOWN([.V8]*[.D8];0)" office:value-type="float" office:value="333000">
            <text:p>333000</text:p>
          </table:table-cell>
          <table:table-cell office:value-type="float" office:value="166500">
            <text:p>16650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1340">
            <text:p>1134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500">
            <text:p>3500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3698">
            <text:p>13698</text:p>
          </table:table-cell>
          <table:table-cell office:value-type="float" office:value="2435">
            <text:p>243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PC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BG9]" office:value-type="string" office:string-value="SS_BULLET_IBL">
            <text:p>SS_BULLET_IBL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9]/500" office:value-type="float" office:value="624">
            <text:p>624</text:p>
          </table:table-cell>
          <table:table-cell table:style-name="ce4" table:formula="of:=[.U9]/500*[.S9]/1000" office:value-type="float" office:value="5148">
            <text:p>5,148</text:p>
          </table:table-cell>
          <table:table-cell table:formula="of:=[.V9]/500" office:value-type="float" office:value="312">
            <text:p>312</text:p>
          </table:table-cell>
          <table:table-cell table:formula="of:=[.V9]/500*[.T9]/1000" office:value-type="float" office:value="5148">
            <text:p>5,148</text:p>
          </table:table-cell>
          <table:table-cell office:value-type="string">
            <text:p>effects\weapons\bullet_FireBomb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50860">
            <text:p>50860</text:p>
          </table:table-cell>
          <table:table-cell office:value-type="float" office:value="526">
            <text:p>526</text:p>
          </table:table-cell>
          <table:table-cell office:value-type="float" office:value="909">
            <text:p>909</text:p>
          </table:table-cell>
          <table:table-cell table:style-name="ce8" table:formula="of:=ROUNDDOWN([.T9]*[.C9];0)" office:value-type="float" office:value="8250">
            <text:p>8250</text:p>
          </table:table-cell>
          <table:table-cell office:value-type="float" office:value="16500">
            <text:p>16500</text:p>
          </table:table-cell>
          <table:table-cell table:formula="of:=ROUNDDOWN([.V9]*[.D9];0)" office:value-type="float" office:value="312000">
            <text:p>312000</text:p>
          </table:table-cell>
          <table:table-cell office:value-type="float" office:value="156000">
            <text:p>156000</text:p>
          </table:table-cell>
          <table:table-cell office:value-type="float" office:value="10240">
            <text:p>1024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750">
            <text:p>275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923">
            <text:p>10923</text:p>
          </table:table-cell>
          <table:table-cell office:value-type="float" office:value="1933">
            <text:p>193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BL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BG10]" office:value-type="string" office:string-value="SS_BULLET_IONC">
            <text:p>SS_BULLET_IONC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0]/500" office:value-type="float" office:value="774">
            <text:p>774</text:p>
          </table:table-cell>
          <table:table-cell table:style-name="ce4" table:formula="of:=[.U10]/500*[.S10]/1000" office:value-type="float" office:value="5127.75">
            <text:p>5,128</text:p>
          </table:table-cell>
          <table:table-cell table:formula="of:=[.V10]/500" office:value-type="float" office:value="387">
            <text:p>387</text:p>
          </table:table-cell>
          <table:table-cell table:formula="of:=[.V10]/500*[.T10]/1000" office:value-type="float" office:value="5127.75">
            <text:p>5,128</text:p>
          </table:table-cell>
          <table:table-cell office:value-type="string">
            <text:p>effects\weapons\bullet_IonCannon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9148">
            <text:p>119148</text:p>
          </table:table-cell>
          <table:table-cell office:value-type="float" office:value="907">
            <text:p>907</text:p>
          </table:table-cell>
          <table:table-cell office:value-type="float" office:value="909">
            <text:p>909</text:p>
          </table:table-cell>
          <table:table-cell table:style-name="ce8" table:formula="of:=ROUNDDOWN([.T10]*[.C10];0)" office:value-type="float" office:value="6625">
            <text:p>6625</text:p>
          </table:table-cell>
          <table:table-cell office:value-type="float" office:value="13250">
            <text:p>13250</text:p>
          </table:table-cell>
          <table:table-cell table:formula="of:=ROUNDDOWN([.V10]*[.D10];0)" office:value-type="float" office:value="387000">
            <text:p>387000</text:p>
          </table:table-cell>
          <table:table-cell office:value-type="float" office:value="193500">
            <text:p>193500</text:p>
          </table:table-cell>
          <table:table-cell office:value-type="float" office:value="9728">
            <text:p>972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6840">
            <text:p>684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1600">
            <text:p>1600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590">
            <text:p>25590</text:p>
          </table:table-cell>
          <table:table-cell office:value-type="float" office:value="1469">
            <text:p>146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ONC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BG11]" office:value-type="string" office:string-value="SS_BULLET_PBC">
            <text:p>SS_BULLET_PBC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1]/500" office:value-type="float" office:value="10644">
            <text:p>10,644</text:p>
          </table:table-cell>
          <table:table-cell table:style-name="ce4" table:formula="of:=[.U11]/500*[.S11]/1000" office:value-type="float" office:value="5854.2">
            <text:p>5,854</text:p>
          </table:table-cell>
          <table:table-cell table:formula="of:=[.V11]/500" office:value-type="float" office:value="10644">
            <text:p>10,644</text:p>
          </table:table-cell>
          <table:table-cell table:formula="of:=[.V11]/500*[.T11]/1000" office:value-type="float" office:value="5854.2">
            <text:p>5,854</text:p>
          </table:table-cell>
          <table:table-cell office:value-type="string">
            <text:p>effects\X3AP\weapons\TOL_bulle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4280">
            <text:p>1428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style-name="ce8" table:formula="of:=ROUNDDOWN([.T11]*[.C11];0)" office:value-type="float" office:value="550">
            <text:p>550</text:p>
          </table:table-cell>
          <table:table-cell office:value-type="float" office:value="550">
            <text:p>550</text:p>
          </table:table-cell>
          <table:table-cell table:formula="of:=ROUNDDOWN([.V11]*[.D11];0)" office:value-type="float" office:value="5322000">
            <text:p>5322000</text:p>
          </table:table-cell>
          <table:table-cell office:value-type="float" office:value="5322000">
            <text:p>53220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50">
            <text:p>450</text:p>
          </table:table-cell>
          <table:table-cell table:number-columns-repeated="9" office:value-type="float" office:value="0">
            <text:p>0</text:p>
          </table:table-cell>
          <table:table-cell office:value-type="float" office:value="4376">
            <text:p>4376</text:p>
          </table:table-cell>
          <table:table-cell office:value-type="float" office:value="1992">
            <text:p>199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BC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BG12]" office:value-type="string" office:string-value="SS_BULLET_MINING">
            <text:p>SS_BULLET_MININ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2]/500" office:value-type="float" office:value="168">
            <text:p>168</text:p>
          </table:table-cell>
          <table:table-cell table:style-name="ce4" table:formula="of:=[.U12]/500*[.S12]/1000" office:value-type="float" office:value="4830">
            <text:p>4,830</text:p>
          </table:table-cell>
          <table:table-cell table:formula="of:=[.V12]/500" office:value-type="float" office:value="84">
            <text:p>84</text:p>
          </table:table-cell>
          <table:table-cell table:formula="of:=[.V12]/500*[.T12]/1000" office:value-type="float" office:value="4830">
            <text:p>4,830</text:p>
          </table:table-cell>
          <table:table-cell office:value-type="float" office:value="10678">
            <text:p>10678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362">
            <text:p>2362</text:p>
          </table:table-cell>
          <table:table-cell office:value-type="float" office:value="415">
            <text:p>415</text:p>
          </table:table-cell>
          <table:table-cell office:value-type="float" office:value="906">
            <text:p>906</text:p>
          </table:table-cell>
          <table:table-cell table:style-name="ce8" table:formula="of:=ROUNDDOWN([.T12]*[.C12];0)" office:value-type="float" office:value="28750">
            <text:p>28750</text:p>
          </table:table-cell>
          <table:table-cell office:value-type="float" office:value="57500">
            <text:p>57500</text:p>
          </table:table-cell>
          <table:table-cell table:formula="of:=ROUNDDOWN([.V12]*[.D12];0)" office:value-type="float" office:value="84000">
            <text:p>84000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1756">
            <text:p>175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INING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BG13]" office:value-type="string" office:string-value="SS_BULLET_FUSIONBEAM">
            <text:p>SS_BULLET_FUSIONBEAM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3]/500" office:value-type="float" office:value="2660.768">
            <text:p>2,661</text:p>
          </table:table-cell>
          <table:table-cell table:style-name="ce4" table:formula="of:=[.U13]/500*[.S13]/1000" office:value-type="float" office:value="6633.294624">
            <text:p>6,633</text:p>
          </table:table-cell>
          <table:table-cell table:formula="of:=[.V13]/500" office:value-type="float" office:value="2660.768">
            <text:p>2,661</text:p>
          </table:table-cell>
          <table:table-cell table:formula="of:=[.V13]/500*[.T13]/1000" office:value-type="float" office:value="6633.294624">
            <text:p>6,633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3780">
            <text:p>378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8" table:formula="of:=ROUNDDOWN([.T13]*[.C13];0)" office:value-type="float" office:value="2493">
            <text:p>2493</text:p>
          </table:table-cell>
          <table:table-cell office:value-type="float" office:value="2493">
            <text:p>2493</text:p>
          </table:table-cell>
          <table:table-cell table:formula="of:=ROUNDDOWN([.V13]*[.D13];0)" office:value-type="float" office:value="1330384">
            <text:p>1330384</text:p>
          </table:table-cell>
          <table:table-cell office:value-type="float" office:value="1330384">
            <text:p>1330384</text:p>
          </table:table-cell>
          <table:table-cell office:value-type="float" office:value="2050">
            <text:p>2050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655">
            <text:p>165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USIONBEAM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BG14]" office:value-type="string" office:string-value="SS_BULLET_TRIBEAM">
            <text:p>SS_BULLET_TRIBEAM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4]/500" office:value-type="float" office:value="5630">
            <text:p>5,630</text:p>
          </table:table-cell>
          <table:table-cell table:style-name="ce4" table:formula="of:=[.U14]/500*[.S14]/1000" office:value-type="float" office:value="6193">
            <text:p>6,193</text:p>
          </table:table-cell>
          <table:table-cell table:formula="of:=[.V14]/500" office:value-type="float" office:value="5630">
            <text:p>5,630</text:p>
          </table:table-cell>
          <table:table-cell table:formula="of:=[.V14]/500*[.T14]/1000" office:value-type="float" office:value="6193">
            <text:p>6,193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532">
            <text:p>7532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style-name="ce8" table:formula="of:=ROUNDDOWN([.T14]*[.C14];0)" office:value-type="float" office:value="1100">
            <text:p>1100</text:p>
          </table:table-cell>
          <table:table-cell office:value-type="float" office:value="1100">
            <text:p>1100</text:p>
          </table:table-cell>
          <table:table-cell table:formula="of:=ROUNDDOWN([.V14]*[.D14];0)" office:value-type="float" office:value="2815000">
            <text:p>2815000</text:p>
          </table:table-cell>
          <table:table-cell office:value-type="float" office:value="2815000">
            <text:p>28150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321">
            <text:p>532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308">
            <text:p>2308</text:p>
          </table:table-cell>
          <table:table-cell office:value-type="float" office:value="1631">
            <text:p>1631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RIBEAM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BG15]" office:value-type="string" office:string-value="SS_BULLET_KH_GAMMA">
            <text:p>SS_BULLET_KH_GAMMA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5]/500" office:value-type="float" office:value="12143">
            <text:p>12,143</text:p>
          </table:table-cell>
          <table:table-cell table:style-name="ce4" table:formula="of:=[.U15]/500*[.S15]/1000" office:value-type="float" office:value="4857.2">
            <text:p>4,857</text:p>
          </table:table-cell>
          <table:table-cell table:formula="of:=[.V15]/500" office:value-type="float" office:value="12143">
            <text:p>12,143</text:p>
          </table:table-cell>
          <table:table-cell table:formula="of:=[.V15]/500*[.T15]/1000" office:value-type="float" office:value="4857.2">
            <text:p>4,857</text:p>
          </table:table-cell>
          <table:table-cell office:value-type="float" office:value="527">
            <text:p>52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500">
            <text:p>75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8" table:formula="of:=ROUNDDOWN([.T15]*[.C15];0)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ROUNDDOWN([.V15]*[.D15];0)" office:value-type="float" office:value="6071500">
            <text:p>6071500</text:p>
          </table:table-cell>
          <table:table-cell office:value-type="float" office:value="6071500">
            <text:p>6071500</text:p>
          </table:table-cell>
          <table:table-cell office:value-type="float" office:value="2">
            <text:p>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989">
            <text:p>2989</text:p>
          </table:table-cell>
          <table:table-cell office:value-type="float" office:value="1793">
            <text:p>179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GAMM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BG16]" office:value-type="string" office:string-value="SS_BULLET_TERANTIFIGHTER">
            <text:p>SS_BULLET_TERANTIFIGHTE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16]/500" office:value-type="float" office:value="2000">
            <text:p>2,000</text:p>
          </table:table-cell>
          <table:table-cell table:style-name="ce4" table:formula="of:=[.U16]/500*[.S16]/1000" office:value-type="float" office:value="3000">
            <text:p>3,000</text:p>
          </table:table-cell>
          <table:table-cell table:formula="of:=[.V16]/500" office:value-type="float" office:value="2000">
            <text:p>2,000</text:p>
          </table:table-cell>
          <table:table-cell table:formula="of:=[.V16]/500*[.T16]/1000" office:value-type="float" office:value="2000">
            <text:p>2,00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916">
            <text:p>916</text:p>
          </table:table-cell>
          <table:table-cell table:style-name="ce8" table:formula="of:=ROUNDDOWN([.T16]*[.C16];0)"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ROUNDDOWN([.V16]*[.D16];0)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3374">
            <text:p>3374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283">
            <text:p>8283</text:p>
          </table:table-cell>
          <table:table-cell office:value-type="float" office:value="1344">
            <text:p>134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ANTIFIGHTER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.BG17]" office:value-type="string" office:string-value="SS_BULLET_TERRANANTIFIGHTER_1">
            <text:p>SS_BULLET_TERRANANTIFIGHTER_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17]/500" office:value-type="float" office:value="2200">
            <text:p>2,200</text:p>
          </table:table-cell>
          <table:table-cell table:style-name="ce4" table:formula="of:=[.U17]/500*[.S17]/1000" office:value-type="float" office:value="3300">
            <text:p>3,300</text:p>
          </table:table-cell>
          <table:table-cell table:formula="of:=[.V17]/500" office:value-type="float" office:value="2200">
            <text:p>2,200</text:p>
          </table:table-cell>
          <table:table-cell table:formula="of:=[.V17]/500*[.T17]/1000" office:value-type="float" office:value="2200">
            <text:p>2,20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916">
            <text:p>916</text:p>
          </table:table-cell>
          <table:table-cell table:style-name="ce8" table:formula="of:=ROUNDDOWN([.T17]*[.C17];0)"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ROUNDDOWN([.V17]*[.D17];0)" office:value-type="float" office:value="1100000">
            <text:p>1100000</text:p>
          </table:table-cell>
          <table:table-cell office:value-type="float" office:value="1100000">
            <text:p>11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3374">
            <text:p>3374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RANANTIFIGHTER_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BG18]" office:value-type="string" office:string-value="SS_BULLET_MAM">
            <text:p>SS_BULLET_MAM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8]/500" office:value-type="float" office:value="890">
            <text:p>890</text:p>
          </table:table-cell>
          <table:table-cell table:style-name="ce4" table:formula="of:=[.U18]/500*[.S18]/1000" office:value-type="float" office:value="3626.75">
            <text:p>3,627</text:p>
          </table:table-cell>
          <table:table-cell table:formula="of:=[.V18]/500" office:value-type="float" office:value="445">
            <text:p>445</text:p>
          </table:table-cell>
          <table:table-cell table:formula="of:=[.V18]/500*[.T18]/1000" office:value-type="float" office:value="3626.75">
            <text:p>3,627</text:p>
          </table:table-cell>
          <table:table-cell office:value-type="string">
            <text:p>effects\weapons\bullet_MAM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8350">
            <text:p>8350</text:p>
          </table:table-cell>
          <table:table-cell office:value-type="float" office:value="45">
            <text:p>45</text:p>
          </table:table-cell>
          <table:table-cell office:value-type="float" office:value="916">
            <text:p>916</text:p>
          </table:table-cell>
          <table:table-cell table:style-name="ce8" table:formula="of:=ROUNDDOWN([.T18]*[.C18];0)" office:value-type="float" office:value="4075">
            <text:p>4075</text:p>
          </table:table-cell>
          <table:table-cell office:value-type="float" office:value="8150">
            <text:p>8150</text:p>
          </table:table-cell>
          <table:table-cell table:formula="of:=ROUNDDOWN([.V18]*[.D18];0)" office:value-type="float" office:value="445000">
            <text:p>445000</text:p>
          </table:table-cell>
          <table:table-cell office:value-type="float" office:value="222500">
            <text:p>222500</text:p>
          </table:table-cell>
          <table:table-cell office:value-type="float" office:value="320">
            <text:p>32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3095">
            <text:p>309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1233">
            <text:p>1233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M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BG19]" office:value-type="string" office:string-value="SS_BULLET_PAL">
            <text:p>SS_BULLET_PAL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9]/500" office:value-type="float" office:value="2561">
            <text:p>2,561</text:p>
          </table:table-cell>
          <table:table-cell table:style-name="ce4" table:formula="of:=[.U19]/500*[.S19]/1000" office:value-type="float" office:value="6376.89">
            <text:p>6,377</text:p>
          </table:table-cell>
          <table:table-cell table:formula="of:=[.V19]/500" office:value-type="float" office:value="2561">
            <text:p>2,561</text:p>
          </table:table-cell>
          <table:table-cell table:formula="of:=[.V19]/500*[.T19]/1000" office:value-type="float" office:value="6376.89">
            <text:p>6,377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3969">
            <text:p>396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8" table:formula="of:=ROUNDDOWN([.T19]*[.C19];0)" office:value-type="float" office:value="2490">
            <text:p>2490</text:p>
          </table:table-cell>
          <table:table-cell office:value-type="float" office:value="2490">
            <text:p>2490</text:p>
          </table:table-cell>
          <table:table-cell table:formula="of:=ROUNDDOWN([.V19]*[.D19];0)" office:value-type="float" office:value="1280500">
            <text:p>1280500</text:p>
          </table:table-cell>
          <table:table-cell office:value-type="float" office:value="1280500">
            <text:p>12805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70">
            <text:p>297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1581">
            <text:p>1581</text:p>
          </table:table-cell>
          <table:table-cell office:value-type="float" office:value="1183">
            <text:p>118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AL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BG20]" office:value-type="string" office:string-value="SS_BULLET_CIG">
            <text:p>SS_BULLET_CI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0]/500" office:value-type="float" office:value="840">
            <text:p>840</text:p>
          </table:table-cell>
          <table:table-cell table:style-name="ce4" table:formula="of:=[.U20]/500*[.S20]/1000" office:value-type="float" office:value="3465">
            <text:p>3,465</text:p>
          </table:table-cell>
          <table:table-cell table:formula="of:=[.V20]/500" office:value-type="float" office:value="420">
            <text:p>420</text:p>
          </table:table-cell>
          <table:table-cell table:formula="of:=[.V20]/500*[.T20]/1000" office:value-type="float" office:value="3465">
            <text:p>3,465</text:p>
          </table:table-cell>
          <table:table-cell office:value-type="string">
            <text:p>effects\weapons\bullet_push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6">
            <text:p>916</text:p>
          </table:table-cell>
          <table:table-cell table:style-name="ce8" table:formula="of:=ROUNDDOWN([.T20]*[.C20];0)" office:value-type="float" office:value="4125">
            <text:p>4125</text:p>
          </table:table-cell>
          <table:table-cell office:value-type="float" office:value="8250">
            <text:p>8250</text:p>
          </table:table-cell>
          <table:table-cell table:formula="of:=ROUNDDOWN([.V20]*[.D20];0)" office:value-type="float" office:value="420000">
            <text:p>420000</text:p>
          </table:table-cell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3126">
            <text:p>3126</text:p>
          </table:table-cell>
          <table:table-cell office:value-type="float" office:value="1042">
            <text:p>1042</text:p>
          </table:table-cell>
          <table:table-cell office:value-type="float" office:value="128">
            <text:p>128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CIG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BG21]" office:value-type="string" office:string-value="SS_BULLET_MAM_1">
            <text:p>SS_BULLET_MAM_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1]/500" office:value-type="float" office:value="978">
            <text:p>978</text:p>
          </table:table-cell>
          <table:table-cell table:style-name="ce4" table:formula="of:=[.U21]/500*[.S21]/1000" office:value-type="float" office:value="3985.35">
            <text:p>3,985</text:p>
          </table:table-cell>
          <table:table-cell table:formula="of:=[.V21]/500" office:value-type="float" office:value="489">
            <text:p>489</text:p>
          </table:table-cell>
          <table:table-cell table:formula="of:=[.V21]/500*[.T21]/1000" office:value-type="float" office:value="3985.35">
            <text:p>3,985</text:p>
          </table:table-cell>
          <table:table-cell office:value-type="string">
            <text:p>effects\weapons\bullet_MAM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6">
            <text:p>916</text:p>
          </table:table-cell>
          <table:table-cell table:style-name="ce8" table:formula="of:=ROUNDDOWN([.T21]*[.C21];0)" office:value-type="float" office:value="4075">
            <text:p>4075</text:p>
          </table:table-cell>
          <table:table-cell office:value-type="float" office:value="8150">
            <text:p>8150</text:p>
          </table:table-cell>
          <table:table-cell table:formula="of:=ROUNDDOWN([.V21]*[.D21];0)" office:value-type="float" office:value="489000">
            <text:p>489000</text:p>
          </table:table-cell>
          <table:table-cell office:value-type="float" office:value="244500">
            <text:p>244500</text:p>
          </table:table-cell>
          <table:table-cell office:value-type="float" office:value="320">
            <text:p>32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M_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BG22]" office:value-type="string" office:string-value="SS_BULLET_FLAK_ALPHA">
            <text:p>SS_BULLET_FLAK_ALPHA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table:style-name="ce2" table:formula="of:=[.U22]/500" office:value-type="float" office:value="7051">
            <text:p>7,051</text:p>
          </table:table-cell>
          <table:table-cell table:style-name="ce4" table:formula="of:=[.U22]/500*[.S22]/1000" office:value-type="float" office:value="3596.01">
            <text:p>3,596</text:p>
          </table:table-cell>
          <table:table-cell table:formula="of:=[.V22]/500" office:value-type="float" office:value="7051">
            <text:p>7,051</text:p>
          </table:table-cell>
          <table:table-cell table:formula="of:=[.V22]/500*[.T22]/1000" office:value-type="float" office:value="2115.3">
            <text:p>2,115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3860">
            <text:p>13860</text:p>
          </table:table-cell>
          <table:table-cell office:value-type="float" office:value="680">
            <text:p>680</text:p>
          </table:table-cell>
          <table:table-cell office:value-type="float" office:value="916">
            <text:p>916</text:p>
          </table:table-cell>
          <table:table-cell table:style-name="ce8" table:formula="of:=ROUNDDOWN([.T22]*[.C22];0)" office:value-type="float" office:value="510">
            <text:p>510</text:p>
          </table:table-cell>
          <table:table-cell office:value-type="float" office:value="300">
            <text:p>300</text:p>
          </table:table-cell>
          <table:table-cell table:formula="of:=ROUNDDOWN([.V22]*[.D22];0)" office:value-type="float" office:value="3525500">
            <text:p>3525500</text:p>
          </table:table-cell>
          <table:table-cell office:value-type="float" office:value="3525500">
            <text:p>3525500</text:p>
          </table:table-cell>
          <table:table-cell office:value-type="float" office:value="8448">
            <text:p>844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2093">
            <text:p>2093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 table:number-columns-repeated="9" office:value-type="float" office:value="0">
            <text:p>0</text:p>
          </table:table-cell>
          <table:table-cell office:value-type="float" office:value="5523">
            <text:p>5523</text:p>
          </table:table-cell>
          <table:table-cell office:value-type="float" office:value="834">
            <text:p>83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ALPH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BG23]" office:value-type="string" office:string-value="SS_BULLET_FLAK_CLUSTER">
            <text:p>SS_BULLET_FLAK_CLUSTER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style-name="ce2" table:formula="of:=[.U23]/500" office:value-type="float" office:value="2420">
            <text:p>2,420</text:p>
          </table:table-cell>
          <table:table-cell table:style-name="ce4" table:formula="of:=[.U23]/500*[.S23]/1000" office:value-type="float" office:value="3267">
            <text:p>3,267</text:p>
          </table:table-cell>
          <table:table-cell table:formula="of:=[.V23]/500" office:value-type="float" office:value="2200">
            <text:p>2,200</text:p>
          </table:table-cell>
          <table:table-cell table:formula="of:=[.V23]/500*[.T23]/1000" office:value-type="float" office:value="1980">
            <text:p>1,980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781">
            <text:p>11781</text:p>
          </table:table-cell>
          <table:table-cell office:value-type="float" office:value="675">
            <text:p>675</text:p>
          </table:table-cell>
          <table:table-cell office:value-type="float" office:value="916">
            <text:p>916</text:p>
          </table:table-cell>
          <table:table-cell table:style-name="ce8" table:formula="of:=ROUNDDOWN([.T23]*[.C23];0)" office:value-type="float" office:value="1350">
            <text:p>1350</text:p>
          </table:table-cell>
          <table:table-cell office:value-type="float" office:value="900">
            <text:p>900</text:p>
          </table:table-cell>
          <table:table-cell table:formula="of:=ROUNDDOWN([.V23]*[.D23];0)" office:value-type="float" office:value="1210000">
            <text:p>1210000</text:p>
          </table:table-cell>
          <table:table-cell office:value-type="float" office:value="1100000">
            <text:p>1100000</text:p>
          </table:table-cell>
          <table:table-cell office:value-type="float" office:value="12288">
            <text:p>1228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695">
            <text:p>4695</text:p>
          </table:table-cell>
          <table:table-cell office:value-type="float" office:value="700">
            <text:p>70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BG24]" office:value-type="string" office:string-value="SS_BULLET_DUMMY1">
            <text:p>SS_BULLET_DUMMY1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24]/500" office:value-type="float" office:value="25000">
            <text:p>25,000</text:p>
          </table:table-cell>
          <table:table-cell table:style-name="ce4" table:formula="of:=[.U24]/500*[.S24]/1000" office:value-type="float" office:value="100000">
            <text:p>100,000</text:p>
          </table:table-cell>
          <table:table-cell table:formula="of:=[.V24]/500" office:value-type="float" office:value="25000">
            <text:p>25,000</text:p>
          </table:table-cell>
          <table:table-cell table:formula="of:=[.V24]/500*[.T24]/1000" office:value-type="float" office:value="100000">
            <text:p>100,000</text:p>
          </table:table-cell>
          <table:table-cell office:value-type="float" office:value="10459">
            <text:p>10459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781">
            <text:p>11781</text:p>
          </table:table-cell>
          <table:table-cell office:value-type="float" office:value="65">
            <text:p>65</text:p>
          </table:table-cell>
          <table:table-cell office:value-type="float" office:value="916">
            <text:p>916</text:p>
          </table:table-cell>
          <table:table-cell table:style-name="ce8" table:formula="of:=ROUNDDOWN([.T24]*[.C24];0)" office:value-type="float" office:value="4000">
            <text:p>4000</text:p>
          </table:table-cell>
          <table:table-cell office:value-type="float" office:value="4000">
            <text:p>4000</text:p>
          </table:table-cell>
          <table:table-cell table:formula="of:=ROUNDDOWN([.V24]*[.D24];0)" office:value-type="float" office:value="12500000">
            <text:p>12500000</text:p>
          </table:table-cell>
          <table:table-cell office:value-type="float" office:value="12500000">
            <text:p>12500000</text:p>
          </table:table-cell>
          <table:table-cell office:value-type="float" office:value="12288">
            <text:p>1228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229">
            <text:p>22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DUMMY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BG25]" office:value-type="string" office:string-value="SS_BULLET_EMP_1">
            <text:p>SS_BULLET_EMP_1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table:style-name="ce2" table:formula="of:=[.U25]/500" office:value-type="float" office:value="1098.2">
            <text:p>1,098</text:p>
          </table:table-cell>
          <table:table-cell table:style-name="ce4" table:formula="of:=[.U25]/500*[.S25]/1000" office:value-type="float" office:value="3364.8848">
            <text:p>3,365</text:p>
          </table:table-cell>
          <table:table-cell table:formula="of:=[.V25]/500" office:value-type="float" office:value="646">
            <text:p>646</text:p>
          </table:table-cell>
          <table:table-cell table:formula="of:=[.V25]/500*[.T25]/1000" office:value-type="float" office:value="2199.63">
            <text:p>2,200</text:p>
          </table:table-cell>
          <table:table-cell office:value-type="float" office:value="517">
            <text:p>51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909">
            <text:p>909</text:p>
          </table:table-cell>
          <table:table-cell table:style-name="ce8" table:formula="of:=ROUNDDOWN([.T25]*[.C25];0)" office:value-type="float" office:value="3064">
            <text:p>3064</text:p>
          </table:table-cell>
          <table:table-cell office:value-type="float" office:value="3405">
            <text:p>3405</text:p>
          </table:table-cell>
          <table:table-cell table:formula="of:=ROUNDDOWN([.V25]*[.D25];0)" office:value-type="float" office:value="549100">
            <text:p>549100</text:p>
          </table:table-cell>
          <table:table-cell office:value-type="float" office:value="323000">
            <text:p>323000</text:p>
          </table:table-cell>
          <table:table-cell office:value-type="float" office:value="0">
            <text:p>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MP_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BG26]" office:value-type="string" office:string-value="SS_BULLET_KH_BETA">
            <text:p>SS_BULLET_KH_BETA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style-name="ce2" table:formula="of:=[.U26]/500" office:value-type="float" office:value="9765.764">
            <text:p>9,766</text:p>
          </table:table-cell>
          <table:table-cell table:style-name="ce4" table:formula="of:=[.U26]/500*[.S26]/1000" office:value-type="float" office:value="3759.81914">
            <text:p>3,760</text:p>
          </table:table-cell>
          <table:table-cell table:formula="of:=[.V26]/500" office:value-type="float" office:value="9765.764">
            <text:p>9,766</text:p>
          </table:table-cell>
          <table:table-cell table:formula="of:=[.V26]/500*[.T26]/1000" office:value-type="float" office:value="3418.0174">
            <text:p>3,418</text:p>
          </table:table-cell>
          <table:table-cell office:value-type="float" office:value="526">
            <text:p>526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500">
            <text:p>25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8" table:formula="of:=ROUNDDOWN([.T26]*[.C26];0)" office:value-type="float" office:value="385">
            <text:p>385</text:p>
          </table:table-cell>
          <table:table-cell office:value-type="float" office:value="350">
            <text:p>350</text:p>
          </table:table-cell>
          <table:table-cell table:formula="of:=ROUNDDOWN([.V26]*[.D26];0)" office:value-type="float" office:value="4882882">
            <text:p>4882882</text:p>
          </table:table-cell>
          <table:table-cell office:value-type="float" office:value="4882882">
            <text:p>4882882</text:p>
          </table:table-cell>
          <table:table-cell office:value-type="float" office:value="2">
            <text:p>2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597">
            <text:p>597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BETA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BG27]" office:value-type="string" office:string-value="SS_BULLET_ESR">
            <text:p>SS_BULLET_ESR</text:p>
          </table:table-cell>
          <table:table-cell office:value-type="float" office:value="0.7">
            <text:p>0.7</text:p>
          </table:table-cell>
          <table:table-cell office:value-type="float" office:value="1.7">
            <text:p>1.7</text:p>
          </table:table-cell>
          <table:table-cell table:style-name="ce2" table:formula="of:=[.U27]/500" office:value-type="float" office:value="846.6">
            <text:p>847</text:p>
          </table:table-cell>
          <table:table-cell table:style-name="ce4" table:formula="of:=[.U27]/500*[.S27]/1000" office:value-type="float" office:value="3970.554">
            <text:p>3,971</text:p>
          </table:table-cell>
          <table:table-cell table:formula="of:=[.V27]/500" office:value-type="float" office:value="498">
            <text:p>498</text:p>
          </table:table-cell>
          <table:table-cell table:formula="of:=[.V27]/500*[.T27]/1000" office:value-type="float" office:value="3336.6">
            <text:p>3,337</text:p>
          </table:table-cell>
          <table:table-cell office:value-type="string">
            <text:p>effects\weapons\bullet_ElectroSpike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671">
            <text:p>2671</text:p>
          </table:table-cell>
          <table:table-cell office:value-type="float" office:value="124">
            <text:p>124</text:p>
          </table:table-cell>
          <table:table-cell office:value-type="float" office:value="909">
            <text:p>909</text:p>
          </table:table-cell>
          <table:table-cell table:style-name="ce8" table:formula="of:=ROUNDDOWN([.T27]*[.C27];0)" office:value-type="float" office:value="4690">
            <text:p>4690</text:p>
          </table:table-cell>
          <table:table-cell office:value-type="float" office:value="6700">
            <text:p>6700</text:p>
          </table:table-cell>
          <table:table-cell table:formula="of:=ROUNDDOWN([.V27]*[.D27];0)" office:value-type="float" office:value="423300">
            <text:p>423300</text:p>
          </table:table-cell>
          <table:table-cell office:value-type="float" office:value="249000">
            <text:p>249000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383">
            <text:p>38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SR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BG28]" office:value-type="string" office:string-value="SS_BULLET_EMP">
            <text:p>SS_BULLET_EMP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style-name="ce2" table:formula="of:=[.U28]/500" office:value-type="float" office:value="999.6">
            <text:p>1,000</text:p>
          </table:table-cell>
          <table:table-cell table:style-name="ce4" table:formula="of:=[.U28]/500*[.S28]/1000" office:value-type="float" office:value="3403.638">
            <text:p>3,404</text:p>
          </table:table-cell>
          <table:table-cell table:formula="of:=[.V28]/500" office:value-type="float" office:value="588">
            <text:p>588</text:p>
          </table:table-cell>
          <table:table-cell table:formula="of:=[.V28]/500*[.T28]/1000" office:value-type="float" office:value="2002.14">
            <text:p>2,002</text:p>
          </table:table-cell>
          <table:table-cell office:value-type="float" office:value="517">
            <text:p>51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909">
            <text:p>909</text:p>
          </table:table-cell>
          <table:table-cell table:style-name="ce8" table:formula="of:=ROUNDDOWN([.T28]*[.C28];0)" office:value-type="float" office:value="3405">
            <text:p>3405</text:p>
          </table:table-cell>
          <table:table-cell office:value-type="float" office:value="3405">
            <text:p>3405</text:p>
          </table:table-cell>
          <table:table-cell table:formula="of:=ROUNDDOWN([.V28]*[.D28];0)" office:value-type="float" office:value="499800">
            <text:p>499800</text:p>
          </table:table-cell>
          <table:table-cell office:value-type="float" office:value="294000">
            <text:p>29400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4"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MP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BG29]" office:value-type="string" office:string-value="SS_BULLET_IPG">
            <text:p>SS_BULLET_IP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9]/500" office:value-type="float" office:value="694">
            <text:p>694</text:p>
          </table:table-cell>
          <table:table-cell table:style-name="ce4" table:formula="of:=[.U29]/500*[.S29]/1000" office:value-type="float" office:value="3886.4">
            <text:p>3,886</text:p>
          </table:table-cell>
          <table:table-cell table:formula="of:=[.V29]/500" office:value-type="float" office:value="347">
            <text:p>347</text:p>
          </table:table-cell>
          <table:table-cell table:formula="of:=[.V29]/500*[.T29]/1000" office:value-type="float" office:value="3886.4">
            <text:p>3,886</text:p>
          </table:table-cell>
          <table:table-cell office:value-type="string">
            <text:p>effects\weapons\bullet_IonPulse</text:p>
          </table:table-cell>
          <table:table-cell table:number-columns-repeated="3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2563">
            <text:p>12563</text:p>
          </table:table-cell>
          <table:table-cell office:value-type="float" office:value="456">
            <text:p>456</text:p>
          </table:table-cell>
          <table:table-cell office:value-type="float" office:value="909">
            <text:p>909</text:p>
          </table:table-cell>
          <table:table-cell table:style-name="ce8" table:formula="of:=ROUNDDOWN([.T29]*[.C29];0)" office:value-type="float" office:value="5600">
            <text:p>5600</text:p>
          </table:table-cell>
          <table:table-cell office:value-type="float" office:value="11200">
            <text:p>11200</text:p>
          </table:table-cell>
          <table:table-cell table:formula="of:=ROUNDDOWN([.V29]*[.D29];0)" office:value-type="float" office:value="347000">
            <text:p>347000</text:p>
          </table:table-cell>
          <table:table-cell office:value-type="float" office:value="173500">
            <text:p>173500</text:p>
          </table:table-cell>
          <table:table-cell office:value-type="float" office:value="4608">
            <text:p>460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208">
            <text:p>20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PG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BG30]" office:value-type="string" office:string-value="SS_BULLET_IPG_FRAG">
            <text:p>SS_BULLET_IPG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30]/500" office:value-type="float" office:value="0">
            <text:p>0</text:p>
          </table:table-cell>
          <table:table-cell table:style-name="ce4" table:formula="of:=[.U30]/500*[.S30]/1000" office:value-type="float" office:value="0">
            <text:p>0</text:p>
          </table:table-cell>
          <table:table-cell table:formula="of:=[.V30]/500" office:value-type="float" office:value="0">
            <text:p>0</text:p>
          </table:table-cell>
          <table:table-cell table:formula="of:=[.V30]/500*[.T30]/1000" office:value-type="float" office:value="0">
            <text:p>0</text:p>
          </table:table-cell>
          <table:table-cell office:value-type="float" office:value="10459">
            <text:p>10459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2563">
            <text:p>12563</text:p>
          </table:table-cell>
          <table:table-cell office:value-type="float" office:value="456">
            <text:p>456</text:p>
          </table:table-cell>
          <table:table-cell office:value-type="float" office:value="909">
            <text:p>909</text:p>
          </table:table-cell>
          <table:table-cell table:style-name="ce8" table:formula="of:=ROUNDDOWN([.T30]*[.C30]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DOWN([.V30]*[.D30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208">
            <text:p>20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PG_FRAG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G31]" office:value-type="string" office:string-value="SS_BULLET_FBL">
            <text:p>SS_BULLET_FBL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table:style-name="ce2" table:formula="of:=[.U31]/500" office:value-type="float" office:value="718">
            <text:p>718</text:p>
          </table:table-cell>
          <table:table-cell table:style-name="ce4" table:formula="of:=[.U31]/500*[.S31]/1000" office:value-type="float" office:value="3159.2">
            <text:p>3,159</text:p>
          </table:table-cell>
          <table:table-cell table:formula="of:=[.V31]/500" office:value-type="float" office:value="359">
            <text:p>359</text:p>
          </table:table-cell>
          <table:table-cell table:formula="of:=[.V31]/500*[.T31]/1000" office:value-type="float" office:value="1974.5">
            <text:p>1,975</text:p>
          </table:table-cell>
          <table:table-cell office:value-type="string">
            <text:p>effects\weapons\bullet_FragBomb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793">
            <text:p>2793</text:p>
          </table:table-cell>
          <table:table-cell office:value-type="float" office:value="61">
            <text:p>61</text:p>
          </table:table-cell>
          <table:table-cell office:value-type="float" office:value="908">
            <text:p>908</text:p>
          </table:table-cell>
          <table:table-cell table:style-name="ce8" table:formula="of:=ROUNDDOWN([.T31]*[.C31];0)" office:value-type="float" office:value="4400">
            <text:p>4400</text:p>
          </table:table-cell>
          <table:table-cell office:value-type="float" office:value="5500">
            <text:p>5500</text:p>
          </table:table-cell>
          <table:table-cell table:formula="of:=ROUNDDOWN([.V31]*[.D31];0)" office:value-type="float" office:value="359000">
            <text:p>359000</text:p>
          </table:table-cell>
          <table:table-cell office:value-type="float" office:value="179500">
            <text:p>17950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471">
            <text:p>47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13">
            <text:p>1113</text:p>
          </table:table-cell>
          <table:table-cell office:value-type="float" office:value="188">
            <text:p>18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BL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BG32]" office:value-type="string" office:string-value="SS_BULLET_DUMMY2">
            <text:p>SS_BULLET_DUMMY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32]/500" office:value-type="float" office:value="5993.99">
            <text:p>5,994</text:p>
          </table:table-cell>
          <table:table-cell table:style-name="ce4" table:formula="of:=[.U32]/500*[.S32]/1000" office:value-type="float" office:value="2697.2955">
            <text:p>2,697</text:p>
          </table:table-cell>
          <table:table-cell table:formula="of:=[.V32]/500" office:value-type="float" office:value="5993.99">
            <text:p>5,994</text:p>
          </table:table-cell>
          <table:table-cell table:formula="of:=[.V32]/500*[.T32]/1000" office:value-type="float" office:value="1798.197">
            <text:p>1,798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8" table:formula="of:=ROUNDDOWN([.T32]*[.C32];0)" office:value-type="float" office:value="450">
            <text:p>450</text:p>
          </table:table-cell>
          <table:table-cell office:value-type="float" office:value="300">
            <text:p>300</text:p>
          </table:table-cell>
          <table:table-cell table:formula="of:=ROUNDDOWN([.V32]*[.D32];0)" office:value-type="float" office:value="2996995">
            <text:p>2996995</text:p>
          </table:table-cell>
          <table:table-cell office:value-type="float" office:value="2996995">
            <text:p>299699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DUMMY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BG33]" office:value-type="string" office:string-value="SS_BULLET_KH_ALPHA">
            <text:p>SS_BULLET_KH_ALPHA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33]/500" office:value-type="float" office:value="5993.99">
            <text:p>5,994</text:p>
          </table:table-cell>
          <table:table-cell table:style-name="ce4" table:formula="of:=[.U33]/500*[.S33]/1000" office:value-type="float" office:value="2697.2955">
            <text:p>2,697</text:p>
          </table:table-cell>
          <table:table-cell table:formula="of:=[.V33]/500" office:value-type="float" office:value="5993.99">
            <text:p>5,994</text:p>
          </table:table-cell>
          <table:table-cell table:formula="of:=[.V33]/500*[.T33]/1000" office:value-type="float" office:value="1798.197">
            <text:p>1,798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8" table:formula="of:=ROUNDDOWN([.T33]*[.C33];0)" office:value-type="float" office:value="450">
            <text:p>450</text:p>
          </table:table-cell>
          <table:table-cell office:value-type="float" office:value="300">
            <text:p>300</text:p>
          </table:table-cell>
          <table:table-cell table:formula="of:=ROUNDDOWN([.V33]*[.D33];0)" office:value-type="float" office:value="2996995">
            <text:p>2996995</text:p>
          </table:table-cell>
          <table:table-cell office:value-type="float" office:value="2996995">
            <text:p>299699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ALPH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BG34]" office:value-type="string" office:string-value="SS_BULLET_HEPT">
            <text:p>SS_BULLET_HEPT</text:p>
          </table:table-cell>
          <table:table-cell office:value-type="float" office:value="0.6">
            <text:p>0.6</text:p>
          </table:table-cell>
          <table:table-cell office:value-type="float" office:value="2.25">
            <text:p>2.25</text:p>
          </table:table-cell>
          <table:table-cell table:style-name="ce2" table:formula="of:=[.U34]/500" office:value-type="float" office:value="969.75">
            <text:p>970</text:p>
          </table:table-cell>
          <table:table-cell table:style-name="ce4" table:formula="of:=[.U34]/500*[.S34]/1000" office:value-type="float" office:value="3118.716">
            <text:p>3,119</text:p>
          </table:table-cell>
          <table:table-cell table:formula="of:=[.V34]/500" office:value-type="float" office:value="431">
            <text:p>431</text:p>
          </table:table-cell>
          <table:table-cell table:formula="of:=[.V34]/500*[.T34]/1000" office:value-type="float" office:value="2310.16">
            <text:p>2,310</text:p>
          </table:table-cell>
          <table:table-cell office:value-type="string">
            <text:p>effects\weapons\bullet_PL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909">
            <text:p>909</text:p>
          </table:table-cell>
          <table:table-cell table:style-name="ce8" table:formula="of:=ROUNDDOWN([.T34]*[.C34];0)" office:value-type="float" office:value="3216">
            <text:p>3216</text:p>
          </table:table-cell>
          <table:table-cell office:value-type="float" office:value="5360">
            <text:p>5360</text:p>
          </table:table-cell>
          <table:table-cell table:formula="of:=ROUNDDOWN([.V34]*[.D34];0)" office:value-type="float" office:value="484875">
            <text:p>484875</text:p>
          </table:table-cell>
          <table:table-cell office:value-type="float" office:value="215500">
            <text:p>2155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HEPT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G35]" office:value-type="string" office:string-value="SS_BULLET_EBC">
            <text:p>SS_BULLET_EBC</text:p>
          </table:table-cell>
          <table:table-cell office:value-type="float" office:value="0.74">
            <text:p>0.74</text:p>
          </table:table-cell>
          <table:table-cell office:value-type="float" office:value="1.8">
            <text:p>1.8</text:p>
          </table:table-cell>
          <table:table-cell table:style-name="ce2" table:formula="of:=[.U35]/500" office:value-type="float" office:value="1087.2">
            <text:p>1,087</text:p>
          </table:table-cell>
          <table:table-cell table:style-name="ce4" table:formula="of:=[.U35]/500*[.S35]/1000" office:value-type="float" office:value="3748.6656">
            <text:p>3,749</text:p>
          </table:table-cell>
          <table:table-cell table:formula="of:=[.V35]/500" office:value-type="float" office:value="604">
            <text:p>604</text:p>
          </table:table-cell>
          <table:table-cell table:formula="of:=[.V35]/500*[.T35]/1000" office:value-type="float" office:value="2814.64">
            <text:p>2,815</text:p>
          </table:table-cell>
          <table:table-cell office:value-type="string">
            <text:p>effects\weapons\bullet_EnergyBolt</text:p>
          </table:table-cell>
          <table:table-cell table:number-columns-repeated="3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357">
            <text:p>1357</text:p>
          </table:table-cell>
          <table:table-cell office:value-type="float" office:value="4">
            <text:p>4</text:p>
          </table:table-cell>
          <table:table-cell office:value-type="float" office:value="908">
            <text:p>908</text:p>
          </table:table-cell>
          <table:table-cell table:style-name="ce8" table:formula="of:=ROUNDDOWN([.T35]*[.C35];0)" office:value-type="float" office:value="3448">
            <text:p>3448</text:p>
          </table:table-cell>
          <table:table-cell office:value-type="float" office:value="4660">
            <text:p>4660</text:p>
          </table:table-cell>
          <table:table-cell table:formula="of:=ROUNDDOWN([.V35]*[.D35];0)" office:value-type="float" office:value="543600">
            <text:p>543600</text:p>
          </table:table-cell>
          <table:table-cell office:value-type="float" office:value="302000">
            <text:p>3020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217">
            <text:p>217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BC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G36]" office:value-type="string" office:string-value="SS_BULLET_PAC">
            <text:p>SS_BULLET_PAC</text:p>
          </table:table-cell>
          <table:table-cell office:value-type="float" office:value="0.7">
            <text:p>0.7</text:p>
          </table:table-cell>
          <table:table-cell office:value-type="float" office:value="2.1">
            <text:p>2.1</text:p>
          </table:table-cell>
          <table:table-cell table:style-name="ce2" table:formula="of:=[.U36]/500" office:value-type="float" office:value="1476.3">
            <text:p>1,476</text:p>
          </table:table-cell>
          <table:table-cell table:style-name="ce4" table:formula="of:=[.U36]/500*[.S36]/1000" office:value-type="float" office:value="2831.5434">
            <text:p>2,832</text:p>
          </table:table-cell>
          <table:table-cell table:formula="of:=[.V36]/500" office:value-type="float" office:value="703">
            <text:p>703</text:p>
          </table:table-cell>
          <table:table-cell table:formula="of:=[.V36]/500*[.T36]/1000" office:value-type="float" office:value="1926.22">
            <text:p>1,926</text:p>
          </table:table-cell>
          <table:table-cell office:value-type="string">
            <text:p>effects\weapons\bullet_PR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908">
            <text:p>908</text:p>
          </table:table-cell>
          <table:table-cell table:style-name="ce8" table:formula="of:=ROUNDDOWN([.T36]*[.C36];0)" office:value-type="float" office:value="1918">
            <text:p>1918</text:p>
          </table:table-cell>
          <table:table-cell office:value-type="float" office:value="2740">
            <text:p>2740</text:p>
          </table:table-cell>
          <table:table-cell table:formula="of:=ROUNDDOWN([.V36]*[.D36];0)" office:value-type="float" office:value="738150">
            <text:p>738150</text:p>
          </table:table-cell>
          <table:table-cell office:value-type="float" office:value="351500">
            <text:p>35150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AC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BG37]" office:value-type="string" office:string-value="SS_BULLET_PD">
            <text:p>SS_BULLET_PD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style-name="ce2" table:formula="of:=[.U37]/500" office:value-type="float" office:value="375">
            <text:p>375</text:p>
          </table:table-cell>
          <table:table-cell table:style-name="ce4" table:formula="of:=[.U37]/500*[.S37]/1000" office:value-type="float" office:value="984.375">
            <text:p>984</text:p>
          </table:table-cell>
          <table:table-cell table:formula="of:=[.V37]/500" office:value-type="float" office:value="375">
            <text:p>375</text:p>
          </table:table-cell>
          <table:table-cell table:formula="of:=[.V37]/500*[.T37]/1000" office:value-type="float" office:value="787.5">
            <text:p>788</text:p>
          </table:table-cell>
          <table:table-cell office:value-type="string">
            <text:p>effects\weapons\bullet_flamethrower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468">
            <text:p>468</text:p>
          </table:table-cell>
          <table:table-cell office:value-type="float" office:value="170">
            <text:p>170</text:p>
          </table:table-cell>
          <table:table-cell office:value-type="float" office:value="907">
            <text:p>907</text:p>
          </table:table-cell>
          <table:table-cell table:style-name="ce8" table:formula="of:=ROUNDDOWN([.T37]*[.C37];0)" office:value-type="float" office:value="2625">
            <text:p>2625</text:p>
          </table:table-cell>
          <table:table-cell office:value-type="float" office:value="2100">
            <text:p>2100</text:p>
          </table:table-cell>
          <table:table-cell table:formula="of:=ROUNDDOWN([.V37]*[.D37];0)" office:value-type="float" office:value="187500">
            <text:p>187500</text:p>
          </table:table-cell>
          <table:table-cell office:value-type="float" office:value="187500">
            <text:p>187500</text:p>
          </table:table-cell>
          <table:table-cell office:value-type="float" office:value="2056">
            <text:p>2056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72">
            <text:p>172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1200">
            <text:p>1200</text:p>
          </table:table-cell>
          <table:table-cell table:number-columns-repeated="4"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916">
            <text:p>91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D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BG38]" office:value-type="string" office:string-value="SS_BULLET_PSG">
            <text:p>SS_BULLET_PS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38]/500" office:value-type="float" office:value="381">
            <text:p>381</text:p>
          </table:table-cell>
          <table:table-cell table:style-name="ce4" table:formula="of:=[.U38]/500*[.S38]/1000" office:value-type="float" office:value="2164.842">
            <text:p>2,165</text:p>
          </table:table-cell>
          <table:table-cell table:formula="of:=[.V38]/500" office:value-type="float" office:value="254">
            <text:p>254</text:p>
          </table:table-cell>
          <table:table-cell table:formula="of:=[.V38]/500*[.T38]/1000" office:value-type="float" office:value="1443.228">
            <text:p>1,443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996">
            <text:p>1996</text:p>
          </table:table-cell>
          <table:table-cell office:value-type="float" office:value="449">
            <text:p>449</text:p>
          </table:table-cell>
          <table:table-cell office:value-type="float" office:value="909">
            <text:p>909</text:p>
          </table:table-cell>
          <table:table-cell table:style-name="ce8" table:formula="of:=ROUNDDOWN([.T38]*[.C38];0)" office:value-type="float" office:value="5682">
            <text:p>5682</text:p>
          </table:table-cell>
          <table:table-cell office:value-type="float" office:value="5682">
            <text:p>5682</text:p>
          </table:table-cell>
          <table:table-cell table:formula="of:=ROUNDDOWN([.V38]*[.D38];0)" office:value-type="float" office:value="190500">
            <text:p>190500</text:p>
          </table:table-cell>
          <table:table-cell office:value-type="float" office:value="127000">
            <text:p>12700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16470">
            <text:p>16470</text:p>
          </table:table-cell>
          <table:table-cell office:value-type="float" office:value="875">
            <text:p>87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SG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BG39]" office:value-type="string" office:string-value="SS_BULLET_PRG">
            <text:p>SS_BULLET_PRG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table:style-name="ce2" table:formula="of:=[.U39]/500" office:value-type="float" office:value="2184">
            <text:p>2,184</text:p>
          </table:table-cell>
          <table:table-cell table:style-name="ce4" table:formula="of:=[.U39]/500*[.S39]/1000" office:value-type="float" office:value="2928.744">
            <text:p>2,929</text:p>
          </table:table-cell>
          <table:table-cell table:formula="of:=[.V39]/500" office:value-type="float" office:value="1560">
            <text:p>1,560</text:p>
          </table:table-cell>
          <table:table-cell table:formula="of:=[.V39]/500*[.T39]/1000" office:value-type="float" office:value="2324.4">
            <text:p>2,324</text:p>
          </table:table-cell>
          <table:table-cell office:value-type="string">
            <text:p>effects\weapons\bullet_Repea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680">
            <text:p>680</text:p>
          </table:table-cell>
          <table:table-cell office:value-type="float" office:value="13">
            <text:p>13</text:p>
          </table:table-cell>
          <table:table-cell office:value-type="float" office:value="908">
            <text:p>908</text:p>
          </table:table-cell>
          <table:table-cell table:style-name="ce8" table:formula="of:=ROUNDDOWN([.T39]*[.C39];0)" office:value-type="float" office:value="1341">
            <text:p>1341</text:p>
          </table:table-cell>
          <table:table-cell office:value-type="float" office:value="1490">
            <text:p>1490</text:p>
          </table:table-cell>
          <table:table-cell table:formula="of:=ROUNDDOWN([.V39]*[.D39];0)" office:value-type="float" office:value="1092000">
            <text:p>1092000</text:p>
          </table:table-cell>
          <table:table-cell office:value-type="float" office:value="780000">
            <text:p>780000</text:p>
          </table:table-cell>
          <table:table-cell office:value-type="float" office:value="1">
            <text:p>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RG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G40]" office:value-type="string" office:string-value="SS_BULLET_MASS">
            <text:p>SS_BULLET_MAS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0]/500" office:value-type="float" office:value="1108.5">
            <text:p>1,109</text:p>
          </table:table-cell>
          <table:table-cell table:style-name="ce4" table:formula="of:=[.U40]/500*[.S40]/1000" office:value-type="float" office:value="1496.475">
            <text:p>1,496</text:p>
          </table:table-cell>
          <table:table-cell table:formula="of:=[.V40]/500" office:value-type="float" office:value="739">
            <text:p>739</text:p>
          </table:table-cell>
          <table:table-cell table:formula="of:=[.V40]/500*[.T40]/1000" office:value-type="float" office:value="997.65">
            <text:p>998</text:p>
          </table:table-cell>
          <table:table-cell office:value-type="float" office:value="10436">
            <text:p>10436</text:p>
          </table:table-cell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table:style-name="ce8" table:formula="of:=ROUNDDOWN([.T40]*[.C40];0)" office:value-type="float" office:value="1350">
            <text:p>1350</text:p>
          </table:table-cell>
          <table:table-cell office:value-type="float" office:value="1350">
            <text:p>1350</text:p>
          </table:table-cell>
          <table:table-cell table:formula="of:=ROUNDDOWN([.V40]*[.D40];0)" office:value-type="float" office:value="554250">
            <text:p>554250</text:p>
          </table:table-cell>
          <table:table-cell office:value-type="float" office:value="369500">
            <text:p>369500</text:p>
          </table:table-cell>
          <table:table-cell office:value-type="float" office:value="96">
            <text:p>96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table:number-columns-repeated="1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SS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BG41]" office:value-type="string" office:string-value="SS_BULLET_REPAIR">
            <text:p>SS_BULLET_REPAI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1]/500" office:value-type="float" office:value="6600">
            <text:p>6,600</text:p>
          </table:table-cell>
          <table:table-cell table:style-name="ce4" table:formula="of:=[.U41]/500*[.S41]/1000" office:value-type="float" office:value="3300">
            <text:p>3,300</text:p>
          </table:table-cell>
          <table:table-cell table:formula="of:=[.V41]/500" office:value-type="float" office:value="4400">
            <text:p>4,400</text:p>
          </table:table-cell>
          <table:table-cell table:formula="of:=[.V41]/500*[.T41]/1000" office:value-type="float" office:value="2200">
            <text:p>2,200</text:p>
          </table:table-cell>
          <table:table-cell office:value-type="string">
            <text:p>effects\weapons\bullet_Repair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8" table:formula="of:=ROUNDDOWN([.T41]*[.C41];0)" office:value-type="float" office:value="500">
            <text:p>500</text:p>
          </table:table-cell>
          <table:table-cell office:value-type="float" office:value="500">
            <text:p>500</text:p>
          </table:table-cell>
          <table:table-cell table:formula="of:=ROUNDDOWN([.V41]*[.D41];0)"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162">
            <text:p>162</text:p>
          </table:table-cell>
          <table:table-cell office:value-type="float" office:value="255">
            <text:p>255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40*8"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REPAI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BG42]" office:value-type="string" office:string-value="SS_BULLET_PBE">
            <text:p>SS_BULLET_PBE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style-name="ce2" table:formula="of:=[.U42]/500" office:value-type="float" office:value="6980">
            <text:p>6,980</text:p>
          </table:table-cell>
          <table:table-cell table:style-name="ce4" table:formula="of:=[.U42]/500*[.S42]/1000" office:value-type="float" office:value="1221.5">
            <text:p>1,222</text:p>
          </table:table-cell>
          <table:table-cell table:formula="of:=[.V42]/500" office:value-type="float" office:value="6980">
            <text:p>6,980</text:p>
          </table:table-cell>
          <table:table-cell table:formula="of:=[.V42]/500*[.T42]/1000" office:value-type="float" office:value="977.2">
            <text:p>977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945">
            <text:p>945</text:p>
          </table:table-cell>
          <table:table-cell office:value-type="float" office:value="14">
            <text:p>14</text:p>
          </table:table-cell>
          <table:table-cell office:value-type="float" office:value="912">
            <text:p>912</text:p>
          </table:table-cell>
          <table:table-cell table:style-name="ce8" table:formula="of:=ROUNDDOWN([.T42]*[.C42];0)" office:value-type="float" office:value="175">
            <text:p>175</text:p>
          </table:table-cell>
          <table:table-cell office:value-type="float" office:value="140">
            <text:p>140</text:p>
          </table:table-cell>
          <table:table-cell table:formula="of:=ROUNDDOWN([.V42]*[.D42];0)" office:value-type="float" office:value="3490000">
            <text:p>3490000</text:p>
          </table:table-cell>
          <table:table-cell office:value-type="float" office:value="3490000">
            <text:p>349000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B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G43]" office:value-type="string" office:string-value="SS_BULLET_IRE">
            <text:p>SS_BULLET_IRE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style-name="ce2" table:formula="of:=[.U43]/500" office:value-type="float" office:value="1975.4">
            <text:p>1,975</text:p>
          </table:table-cell>
          <table:table-cell table:style-name="ce4" table:formula="of:=[.U43]/500*[.S43]/1000" office:value-type="float" office:value="2370.48">
            <text:p>2,370</text:p>
          </table:table-cell>
          <table:table-cell table:formula="of:=[.V43]/500" office:value-type="float" office:value="1162">
            <text:p>1,162</text:p>
          </table:table-cell>
          <table:table-cell table:formula="of:=[.V43]/500*[.T43]/1000" office:value-type="float" office:value="1394.4">
            <text:p>1,394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3]*[.C43];0)" office:value-type="float" office:value="1200">
            <text:p>1200</text:p>
          </table:table-cell>
          <table:table-cell office:value-type="float" office:value="1200">
            <text:p>1200</text:p>
          </table:table-cell>
          <table:table-cell table:formula="of:=ROUNDDOWN([.V43]*[.D43];0)" office:value-type="float" office:value="987700">
            <text:p>987700</text:p>
          </table:table-cell>
          <table:table-cell office:value-type="float" office:value="581000">
            <text:p>5810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RE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BG44]" office:value-type="string" office:string-value="SS_BULLET_FBL_FRAG">
            <text:p>SS_BULLET_FBL_FRA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4]/500" office:value-type="float" office:value="750">
            <text:p>750</text:p>
          </table:table-cell>
          <table:table-cell table:style-name="ce4" table:formula="of:=[.U44]/500*[.S44]/1000" office:value-type="float" office:value="225">
            <text:p>225</text:p>
          </table:table-cell>
          <table:table-cell table:formula="of:=[.V44]/500" office:value-type="float" office:value="500">
            <text:p>500</text:p>
          </table:table-cell>
          <table:table-cell table:formula="of:=[.V44]/500*[.T44]/1000" office:value-type="float" office:value="150">
            <text:p>150</text:p>
          </table:table-cell>
          <table:table-cell office:value-type="string">
            <text:p>effects\weapons\bullet_FragBomb_Fragmen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4]*[.C44];0)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ROUNDDOWN([.V44]*[.D44];0)"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BL_FRAG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BG45]" office:value-type="string" office:string-value="SS_BULLET_FLAK_CLUSTER_FRAG">
            <text:p>SS_BULLET_FLAK_CLUSTER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5]/500" office:value-type="float" office:value="2100">
            <text:p>2,100</text:p>
          </table:table-cell>
          <table:table-cell table:style-name="ce4" table:formula="of:=[.U45]/500*[.S45]/1000" office:value-type="float" office:value="840">
            <text:p>840</text:p>
          </table:table-cell>
          <table:table-cell table:formula="of:=[.V45]/500" office:value-type="float" office:value="2100">
            <text:p>2,100</text:p>
          </table:table-cell>
          <table:table-cell table:formula="of:=[.V45]/500*[.T45]/1000" office:value-type="float" office:value="840">
            <text:p>840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5]*[.C45];0)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ROUNDDOWN([.V45]*[.D45];0)" office:value-type="float" office:value="1050000">
            <text:p>1050000</text:p>
          </table:table-cell>
          <table:table-cell office:value-type="float" office:value="1050000">
            <text:p>105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_FRAG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BG46]" office:value-type="string" office:string-value="SS_BULLET_FLAK_CLUSTER_FRAG_FRAG">
            <text:p>SS_BULLET_FLAK_CLUSTER_FRAG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6]/500" office:value-type="float" office:value="1200">
            <text:p>1,200</text:p>
          </table:table-cell>
          <table:table-cell table:style-name="ce4" table:formula="of:=[.U46]/500*[.S46]/1000" office:value-type="float" office:value="240">
            <text:p>240</text:p>
          </table:table-cell>
          <table:table-cell table:formula="of:=[.V46]/500" office:value-type="float" office:value="1200">
            <text:p>1,200</text:p>
          </table:table-cell>
          <table:table-cell table:formula="of:=[.V46]/500*[.T46]/1000" office:value-type="float" office:value="240">
            <text:p>240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6]*[.C46];0)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ROUNDDOWN([.V46]*[.D46];0)" office:value-type="float" office:value="600000">
            <text:p>600000</text:p>
          </table:table-cell>
          <table:table-cell office:value-type="float" office:value="600000">
            <text:p>60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_FRAG_FRAG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BG47]" office:value-type="string" office:string-value="SS_BULLET_FLAK_ALPHA_FRAG">
            <text:p>SS_BULLET_FLAK_ALPHA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7]/500" office:value-type="float" office:value="1162">
            <text:p>1,162</text:p>
          </table:table-cell>
          <table:table-cell table:style-name="ce4" table:formula="of:=[.U47]/500*[.S47]/1000" office:value-type="float" office:value="1394.4">
            <text:p>1,394</text:p>
          </table:table-cell>
          <table:table-cell table:formula="of:=[.V47]/500" office:value-type="float" office:value="1162">
            <text:p>1,162</text:p>
          </table:table-cell>
          <table:table-cell table:formula="of:=[.V47]/500*[.T47]/1000" office:value-type="float" office:value="1394.4">
            <text:p>1,394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7]*[.C47];0)" office:value-type="float" office:value="1200">
            <text:p>1200</text:p>
          </table:table-cell>
          <table:table-cell office:value-type="float" office:value="1200">
            <text:p>1200</text:p>
          </table:table-cell>
          <table:table-cell table:formula="of:=ROUNDDOWN([.V47]*[.D47];0)" office:value-type="float" office:value="581000">
            <text:p>581000</text:p>
          </table:table-cell>
          <table:table-cell office:value-type="float" office:value="581000">
            <text:p>581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ALPHA_FRAG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BG48]" office:value-type="string" office:string-value="SS_BULLET_TERRANANTIFIGHTER_FRAG">
            <text:p>SS_BULLET_TERRANANTIFIGHTER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8]/500" office:value-type="float" office:value="254">
            <text:p>254</text:p>
          </table:table-cell>
          <table:table-cell table:style-name="ce4" table:formula="of:=[.U48]/500*[.S48]/1000" office:value-type="float" office:value="254">
            <text:p>254</text:p>
          </table:table-cell>
          <table:table-cell table:formula="of:=[.V48]/500" office:value-type="float" office:value="254">
            <text:p>254</text:p>
          </table:table-cell>
          <table:table-cell table:formula="of:=[.V48]/500*[.T48]/1000" office:value-type="float" office:value="254">
            <text:p>254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8]*[.C48];0)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formula="of:=ROUNDDOWN([.V48]*[.D48];0)" office:value-type="float" office:value="127000">
            <text:p>127000</text:p>
          </table:table-cell>
          <table:table-cell office:value-type="float" office:value="127000">
            <text:p>12700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RANANTIFIGHTER_FRAG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BG49]" office:value-type="string" office:string-value="SS_BULLET_IOND">
            <text:p>SS_BULLET_IOND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9]/500" office:value-type="float" office:value="3040.878">
            <text:p>3,041</text:p>
          </table:table-cell>
          <table:table-cell table:style-name="ce4" table:formula="of:=[.U49]/500*[.S49]/1000" office:value-type="float" office:value="1407.926514">
            <text:p>1,408</text:p>
          </table:table-cell>
          <table:table-cell table:formula="of:=[.V49]/500" office:value-type="float" office:value="2027.252">
            <text:p>2,027</text:p>
          </table:table-cell>
          <table:table-cell table:formula="of:=[.V49]/500*[.T49]/1000" office:value-type="float" office:value="938.617676">
            <text:p>939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575">
            <text:p>157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ce8" table:formula="of:=ROUNDDOWN([.T49]*[.C49];0)" office:value-type="float" office:value="463">
            <text:p>463</text:p>
          </table:table-cell>
          <table:table-cell office:value-type="float" office:value="463">
            <text:p>463</text:p>
          </table:table-cell>
          <table:table-cell table:formula="of:=ROUNDDOWN([.V49]*[.D49];0)" office:value-type="float" office:value="1520439">
            <text:p>1520439</text:p>
          </table:table-cell>
          <table:table-cell office:value-type="float" office:value="1013626">
            <text:p>1013626</text:p>
          </table:table-cell>
          <table:table-cell office:value-type="float" office:value="532">
            <text:p>532</text:p>
          </table:table-cell>
          <table:table-cell table:number-columns-repeated="2"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7"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OND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BG50]" office:value-type="string" office:string-value="SS_BULLET_TUG">
            <text:p>SS_BULLET_TU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50]/500" office:value-type="float" office:value="6000">
            <text:p>6,000</text:p>
          </table:table-cell>
          <table:table-cell table:style-name="ce4" table:formula="of:=[.U50]/500*[.S50]/1000" office:value-type="float" office:value="3000">
            <text:p>3,000</text:p>
          </table:table-cell>
          <table:table-cell table:formula="of:=[.V50]/500" office:value-type="float" office:value="4000">
            <text:p>4,000</text:p>
          </table:table-cell>
          <table:table-cell table:formula="of:=[.V50]/500*[.T50]/1000" office:value-type="float" office:value="2000">
            <text:p>2,000</text:p>
          </table:table-cell>
          <table:table-cell office:value-type="float" office:value="525">
            <text:p>5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909">
            <text:p>909</text:p>
          </table:table-cell>
          <table:table-cell table:style-name="ce8" table:formula="of:=ROUNDDOWN([.T50]*[.C50];0)" office:value-type="float" office:value="500">
            <text:p>500</text:p>
          </table:table-cell>
          <table:table-cell office:value-type="float" office:value="500">
            <text:p>500</text:p>
          </table:table-cell>
          <table:table-cell table:formula="of:=ROUNDDOWN([.V50]*[.D50];0)" office:value-type="float" office:value="3000000">
            <text:p>3000000</text:p>
          </table:table-cell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UG</text:p>
          </table:table-cell>
        </table:table-row>
        <table:table-row table:style-name="ro2" table:number-rows-repeated="1048525">
          <table:table-cell table:number-columns-repeated="59"/>
        </table:table-row>
        <table:table-row table:style-name="ro2">
          <table:table-cell table:number-columns-repeated="59"/>
        </table:table-row>
      </table:table>
      <table:named-expressions/>
      <table:database-ranges>
        <table:database-range table:name="__Anonymous_Sheet_DB__0" table:target-range-address="tbullets.A6:tbullets.BG50" table:contains-header="false">
          <table:sort>
            <table:sort-by table:field-number="3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 number:truncate-on-overflow="false">
      <number:hours/>
      <number:text>:</number:text>
      <number:minutes number:style="long"/>
      <number:text>:</number:text>
    </number:time-style>
    <number:number-style style:name="N136">
      <number:number number:decimal-places="1" number:min-integer-digits="1"/>
    </number:number-style>
    <number:number-style style:name="N137">
      <number:number number:decimal-places="0" number:min-integer-digits="0" number:grouping="true"/>
    </number:number-style>
    <number:percentage-style style:name="N138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0:18:43</dc:date>
    <dc:creator>Adam </dc:creator>
    <meta:generator>LibreOffice/3.5$Linux_X86_64 LibreOffice_project/350m1$Build-2</meta:generator>
    <meta:editing-duration>PT4M36S</meta:editing-duration>
    <meta:editing-cycles>5</meta:editing-cycles>
    <meta:document-statistic meta:table-count="1" meta:cell-count="2753" meta:object-count="0"/>
  </office:meta>
</office:document-meta>
</file>